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1388F595441D580E51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/>
      <style:paragraph-properties style:writing-mode="lr-tb"/>
    </style:style>
    <style:style style:name="gr3" style:family="graphic" style:parent-style-name="Arrow_20_Line" style:list-style-name="L1">
      <style:graphic-properties draw:textarea-vertical-align="middle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/>
      <style:paragraph-properties style:writing-mode="lr-tb"/>
    </style:style>
    <style:style style:name="gr5" style:family="graphic" style:parent-style-name="Arrow_20_Line" style:list-style-name="L1">
      <style:graphic-properties draw:textarea-vertical-align="middle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color="#000000" draw:marker-end="Styl_20_šipky_20_1" draw:marker-end-width="0.3cm" draw:fill="none" draw:textarea-vertical-align="middle"/>
    </style:style>
    <style:style style:name="gr9" style:family="graphic" style:parent-style-name="objectwithoutfill">
      <style:graphic-properties svg:stroke-color="#111111" draw:marker-end="Styl_20_šipky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color="#000000" loext:opacity="100%" style:font-name="CMU Serif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6.62cm" svg:height="27.699cm" svg:x="2.19cm" svg:y="1cm">
          <draw:image xlink:href="Pictures/1000000000000BB800001388F595441D580E5149.png" xlink:type="simple" xlink:show="embed" xlink:actuate="onLoad" draw:mime-type="image/png">
            <text:p/>
          </draw:image>
        </draw:frame>
        <draw:measure draw:style-name="gr2" draw:text-style-name="P2" draw:layer="measurelines" svg:x1="5.25cm" svg:y1="6.7cm" svg:x2="5.25cm" svg:y2="23cm">
          <text:p text:style-name="P2"><text:span text:style-name="T1">588 mm</text:span></text:p>
        </draw:measure>
        <draw:measure draw:style-name="gr3" draw:text-style-name="P3" draw:layer="measurelines" svg:x1="6.84cm" svg:y1="24.807cm" svg:x2="6.84cm" svg:y2="23.007cm">
          <text:p text:style-name="P3"><text:span text:style-name="T1">66 mm</text:span></text:p>
        </draw:measure>
        <draw:measure draw:style-name="gr4" draw:text-style-name="P3" draw:layer="measurelines" svg:x1="6.85cm" svg:y1="6.7cm" svg:x2="6.85cm" svg:y2="4.89cm">
          <text:p text:style-name="P3"><text:span text:style-name="T1">66 mm</text:span></text:p>
        </draw:measure>
        <draw:measure draw:style-name="gr5" draw:text-style-name="P2" draw:layer="measurelines" svg:x1="5.25cm" svg:y1="1.75cm" svg:x2="5.25cm" svg:y2="4.89cm">
          <text:p text:style-name="P2"><text:span text:style-name="T1">117 mm</text:span></text:p>
        </draw:measure>
        <draw:measure draw:style-name="gr6" draw:text-style-name="P3" draw:layer="measurelines" svg:x1="5.24cm" svg:y1="24.81cm" svg:x2="5.24cm" svg:y2="27.89cm">
          <text:p text:style-name="P3"><text:span text:style-name="T1">45 mm</text:span></text:p>
        </draw:measure>
        <draw:frame draw:style-name="gr7" draw:text-style-name="P4" draw:layer="layout" svg:width="2.885cm" svg:height="0.806cm" draw:transform="rotate (1.5707963267949) translate (15.194cm 16.25cm)">
          <draw:text-box>
            <text:p><text:span text:style-name="T1">palivová část</text:span></text:p>
          </draw:text-box>
        </draw:frame>
        <draw:frame draw:style-name="gr7" draw:text-style-name="P4" draw:layer="layout" svg:width="2.657cm" svg:height="0.806cm" draw:transform="rotate (1.5707963267949) translate (15cm 7.25cm)">
          <draw:text-box>
            <text:p><text:span text:style-name="T1">horní hrana</text:span></text:p>
          </draw:text-box>
        </draw:frame>
        <draw:frame draw:style-name="gr7" draw:text-style-name="P4" draw:layer="layout" svg:width="2.61cm" svg:height="0.806cm" draw:transform="rotate (1.5707963267949) translate (15cm 25.11cm)">
          <draw:text-box>
            <text:p><text:span text:style-name="T1">dolní hrana</text:span></text:p>
          </draw:text-box>
        </draw:frame>
        <draw:frame draw:style-name="gr7" draw:text-style-name="P4" draw:layer="layout" svg:width="3.245cm" svg:height="0.806cm" draw:transform="rotate (1.5707963267949) translate (15cm 28.25cm)">
          <draw:text-box>
            <text:p><text:span text:style-name="T1">dolní koncovka</text:span></text:p>
          </draw:text-box>
        </draw:frame>
        <draw:frame draw:style-name="gr7" draw:text-style-name="P4" draw:layer="layout" svg:width="3.292cm" svg:height="0.806cm" draw:transform="rotate (1.5707963267949) translate (15cm 4.792cm)">
          <draw:text-box>
            <text:p><text:span text:style-name="T1">horní koncovka</text:span></text:p>
          </draw:text-box>
        </draw:frame>
        <draw:line draw:style-name="gr8" draw:text-style-name="P5" draw:layer="layout" svg:x1="15.25cm" svg:y1="6cm" svg:x2="14.75cm" svg:y2="6cm">
          <text:p/>
        </draw:line>
        <draw:line draw:style-name="gr8" draw:text-style-name="P5" draw:layer="layout" svg:x1="15.25cm" svg:y1="3.25cm" svg:x2="14.75cm" svg:y2="3.25cm">
          <text:p/>
        </draw:line>
        <draw:line draw:style-name="gr8" draw:text-style-name="P5" draw:layer="layout" svg:x1="15.25cm" svg:y1="24cm" svg:x2="14.75cm" svg:y2="24cm">
          <text:p/>
        </draw:line>
        <draw:line draw:style-name="gr8" draw:text-style-name="P5" draw:layer="layout" svg:x1="15.25cm" svg:y1="14.75cm" svg:x2="14.75cm" svg:y2="14.75cm">
          <text:p/>
        </draw:line>
        <draw:line draw:style-name="gr9" draw:text-style-name="P5" draw:layer="layout" svg:x1="15.25cm" svg:y1="26.25cm" svg:x2="14.75cm" svg:y2="26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31T13:44:43.723447720</dc:date>
    <meta:editing-duration>PT9M33S</meta:editing-duration>
    <meta:editing-cycles>3</meta:editing-cycles>
    <meta:generator>LibreOffice/7.3.7.2$Linux_X86_64 LibreOffice_project/30$Build-2</meta:generator>
    <meta:document-statistic meta:object-count="16"/>
  </office:meta>
</office:document-meta>
</file>